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liederung Kryptowährung</text:p>
      <text:p text:style-name="Standard"/>
      <text:p text:style-name="Standard">Was ist eine Kryptowährung</text:p>
      <text:p text:style-name="Standard"/>
      <text:p text:style-name="Standard">eine kryptowährung ist zu nächst wie jede andere währung ein tauschmittel zum handel von waren oder dienstleistungen. Jedoch im Gegensatz zu herkömmlichen Banknoten wird Kryptowährung ausschließlich digital erschaffen gehandelt und gespeichert. Kryptowährung basiert auf kryptographischen werkzeugen wie zb blockchains. Und obwohl die einordnung von Kryptogeld als Währung immernoch umstritten ist, werden allein in der Währung Bitcoin mit der ich mich im weiteren Verlauf noch näher befassen werde.</text:p>
      <text:p text:style-name="Standard"/>
      <text:p text:style-name="Standard"/>
      <text:p text:style-name="Standard"/>
      <text:p text:style-name="Standard"/>
      <text:p text:style-name="Standard"/>
      <text:p text:style-name="Standard">Wie funktioniert eine Kryptowährung</text:p>
      <text:p text:style-name="Standard"/>
      <text:p text:style-name="Standard">Wie funktioniert das Prinzip hinter Kryptowährungen</text:p>
      <text:p text:style-name="Standard">Welche Kryptowärungen gibt es</text:p>
      <text:p text:style-name="Standard">Wie weit sind diese verbreitet</text:p>
      <text:p text:style-name="Standard">Wie kann ich selber mit Kryptowährungen handeln und bezahlen</text:p>
      <text:p text:style-name="Standard">Wie verhalten sich die Kurse von Kryptowährungen</text:p>
      <text:p text:style-name="Standard"/>
      <text:p text:style-name="Standard">Wer sind die Gewinner und wer sind die Verlierer beim Handlen mit Kryptowährungen</text:p>
      <text:p text:style-name="Standard">Wie sieht die Zunkunft von Kryptowährungen aus</text:p>
      <text:p text:style-name="Standard"/>
      <text:p text:style-name="Standard">Fazit Ende Frag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JP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04T10:02:53.568921320</meta:creation-date>
    <dc:date>2019-06-14T12:07:02.33</dc:date>
    <meta:editing-duration>PT3H9M1S</meta:editing-duration>
    <meta:editing-cycles>4</meta:editing-cycles>
    <meta:generator>OpenOffice/4.1.6$Win32 OpenOffice.org_project/416m1$Build-9790</meta:generator>
    <meta:document-statistic meta:table-count="0" meta:image-count="0" meta:object-count="0" meta:page-count="1" meta:paragraph-count="12" meta:word-count="131" meta:character-count="947"/>
  </office:meta>
</office:document-meta>
</file>